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co3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3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61">
      <style:table-cell-properties fo:background-color="#ff0000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9" style:family="table-cell" style:parent-style-name="Default">
      <style:table-cell-properties style:text-align-source="value-type" style:repeat-content="false" fo:background-color="transparent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default-cell-style-name="ce11"/>
        <table:table-column table:style-name="co2" table:default-cell-style-name="ce4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 table:number-columns-spanned="4" table:number-rows-spanned="1">
            <text:p>git version: 0.0.0-2084-g2d66cfdb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9" table:number-rows-spanned="1">
            <text:p>Data for: <text:s text:c="5"/>KT=2 <text:s text:c="5"/>N=1 <text:s text:c="5"/>Fv=0 <text:s text:c="5"/>gw=0.1 <text:s text:c="6"/>inclusion radius = 4.0 <text:s text:c="12"/>lattice_constant = 1.587401 <text:s text:c="4"/></text:p>
          </table:table-cell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NOTE: for the combination of n=1 and fv=0, <text:s/>FE/vol = FE/atom</text:p>
          </table:table-cell>
          <table:covered-table-cell table:number-columns-repeated="4"/>
          <table:covered-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12" office:value-type="string" calcext:value-type="string">
            <text:p>hours</text:p>
          </table:table-cell>
          <table:table-cell table:style-name="ce7"/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9" calcext:value-type="float">
            <text:p>1.59739</text:p>
          </table:table-cell>
          <table:table-cell office:value-type="float" office:value="3.7732" calcext:value-type="float">
            <text:p>3.7732</text:p>
          </table:table-cell>
          <table:table-cell office:value-type="float" office:value="1.06307" calcext:value-type="float">
            <text:p>1.0630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66" calcext:value-type="float">
            <text:p>6.43366</text:p>
          </table:table-cell>
          <table:table-cell table:number-columns-repeated="2" office:value-type="float" office:value="-18.0285" calcext:value-type="float">
            <text:p>-18.0285</text:p>
          </table:table-cell>
          <table:table-cell office:value-type="float" office:value="0.619382" calcext:value-type="float">
            <text:p>0.619382</text:p>
          </table:table-cell>
          <table:table-cell office:value-type="float" office:value="4.64024" calcext:value-type="float">
            <text:p>4.64E+0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12" office:value-type="string" calcext:value-type="string">
            <text:p>hours</text:p>
          </table:table-cell>
          <table:table-cell table:style-name="ce7"/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9" calcext:value-type="float">
            <text:p>1.59739</text:p>
          </table:table-cell>
          <table:table-cell office:value-type="float" office:value="3.77371" calcext:value-type="float">
            <text:p>3.77371</text:p>
          </table:table-cell>
          <table:table-cell office:value-type="float" office:value="1.06357" calcext:value-type="float">
            <text:p>1.0635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67" calcext:value-type="float">
            <text:p>6.43467</text:p>
          </table:table-cell>
          <table:table-cell table:number-columns-repeated="2" office:value-type="float" office:value="-18.0274" calcext:value-type="float">
            <text:p>-18.0274</text:p>
          </table:table-cell>
          <table:table-cell office:value-type="float" office:value="0.62039" calcext:value-type="float">
            <text:p>0.62039</text:p>
          </table:table-cell>
          <table:table-cell office:value-type="float" office:value="0.462855" calcext:value-type="float">
            <text:p>4.63E-01</text:p>
          </table:table-cell>
          <table:table-cell table:number-columns-repeated="1007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43" calcext:value-type="float">
            <text:p>1.59743</text:p>
          </table:table-cell>
          <table:table-cell office:value-type="float" office:value="3.77346" calcext:value-type="float">
            <text:p>3.77346</text:p>
          </table:table-cell>
          <table:table-cell office:value-type="float" office:value="1.0631" calcext:value-type="float">
            <text:p>1.063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99" calcext:value-type="float">
            <text:p>6.43399</text:p>
          </table:table-cell>
          <table:table-cell table:number-columns-repeated="2" office:value-type="float" office:value="-18.0281" calcext:value-type="float">
            <text:p>-18.0281</text:p>
          </table:table-cell>
          <table:table-cell office:value-type="float" office:value="0.619697" calcext:value-type="float">
            <text:p>0.619697</text:p>
          </table:table-cell>
          <table:table-cell office:value-type="float" office:value="0.667121" calcext:value-type="float">
            <text:p>6.67E-01</text:p>
          </table:table-cell>
          <table:table-cell table:number-columns-repeated="100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5" calcext:value-type="float">
            <text:p>1.59735</text:p>
          </table:table-cell>
          <table:table-cell office:value-type="float" office:value="3.77338" calcext:value-type="float">
            <text:p>3.77338</text:p>
          </table:table-cell>
          <table:table-cell office:value-type="float" office:value="1.0632" calcext:value-type="float">
            <text:p>1.063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93" calcext:value-type="float">
            <text:p>6.43393</text:p>
          </table:table-cell>
          <table:table-cell table:number-columns-repeated="2" office:value-type="float" office:value="-18.0282" calcext:value-type="float">
            <text:p>-18.0282</text:p>
          </table:table-cell>
          <table:table-cell office:value-type="float" office:value="0.619638" calcext:value-type="float">
            <text:p>0.619638</text:p>
          </table:table-cell>
          <table:table-cell office:value-type="float" office:value="0.91764" calcext:value-type="float">
            <text:p>9.18E-01</text:p>
          </table:table-cell>
          <table:table-cell table:number-columns-repeated="100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6" calcext:value-type="float">
            <text:p>1.59736</text:p>
          </table:table-cell>
          <table:table-cell office:value-type="float" office:value="3.77334" calcext:value-type="float">
            <text:p>3.77334</text:p>
          </table:table-cell>
          <table:table-cell office:value-type="float" office:value="1.06309" calcext:value-type="float">
            <text:p>1.0630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8" calcext:value-type="float">
            <text:p>6.4338</text:p>
          </table:table-cell>
          <table:table-cell table:number-columns-repeated="2" office:value-type="float" office:value="-18.0283" calcext:value-type="float">
            <text:p>-18.0283</text:p>
          </table:table-cell>
          <table:table-cell office:value-type="float" office:value="0.619508" calcext:value-type="float">
            <text:p>0.619508</text:p>
          </table:table-cell>
          <table:table-cell office:value-type="float" office:value="1.58001" calcext:value-type="float">
            <text:p>1.58E+00</text:p>
          </table:table-cell>
          <table:table-cell table:number-columns-repeated="100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7" calcext:value-type="float">
            <text:p>1.59737</text:p>
          </table:table-cell>
          <table:table-cell office:value-type="float" office:value="3.77342" calcext:value-type="float">
            <text:p>3.77342</text:p>
          </table:table-cell>
          <table:table-cell office:value-type="float" office:value="1.06314" calcext:value-type="float">
            <text:p>1.0631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93" calcext:value-type="float">
            <text:p>6.43393</text:p>
          </table:table-cell>
          <table:table-cell table:number-columns-repeated="2" office:value-type="float" office:value="-18.0282" calcext:value-type="float">
            <text:p>-18.0282</text:p>
          </table:table-cell>
          <table:table-cell office:value-type="float" office:value="0.619642" calcext:value-type="float">
            <text:p>0.619642</text:p>
          </table:table-cell>
          <table:table-cell office:value-type="float" office:value="2.5008" calcext:value-type="float">
            <text:p>2.50E+00</text:p>
          </table:table-cell>
          <table:table-cell table:number-columns-repeated="100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6" calcext:value-type="float">
            <text:p>1.59736</text:p>
          </table:table-cell>
          <table:table-cell office:value-type="float" office:value="3.77331" calcext:value-type="float">
            <text:p>3.77331</text:p>
          </table:table-cell>
          <table:table-cell office:value-type="float" office:value="1.06304" calcext:value-type="float">
            <text:p>1.0630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7" calcext:value-type="float">
            <text:p>6.4337</text:p>
          </table:table-cell>
          <table:table-cell table:number-columns-repeated="2" office:value-type="float" office:value="-18.0284" calcext:value-type="float">
            <text:p>-18.0284</text:p>
          </table:table-cell>
          <table:table-cell office:value-type="float" office:value="0.619414" calcext:value-type="float">
            <text:p>0.619414</text:p>
          </table:table-cell>
          <table:table-cell office:value-type="float" office:value="3.73797" calcext:value-type="float">
            <text:p>3.74E+00</text:p>
          </table:table-cell>
          <table:table-cell table:number-columns-repeated="100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8" calcext:value-type="float">
            <text:p>1.59738</text:p>
          </table:table-cell>
          <table:table-cell office:value-type="float" office:value="3.77317" calcext:value-type="float">
            <text:p>3.77317</text:p>
          </table:table-cell>
          <table:table-cell office:value-type="float" office:value="1.06295" calcext:value-type="float">
            <text:p>1.0629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5" calcext:value-type="float">
            <text:p>6.4335</text:p>
          </table:table-cell>
          <table:table-cell table:number-columns-repeated="2" office:value-type="float" office:value="-18.0286" calcext:value-type="float">
            <text:p>-18.0286</text:p>
          </table:table-cell>
          <table:table-cell office:value-type="float" office:value="0.619211" calcext:value-type="float">
            <text:p>0.619211</text:p>
          </table:table-cell>
          <table:table-cell office:value-type="float" office:value="7.41003" calcext:value-type="float">
            <text:p>7.41E+0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12" office:value-type="string" calcext:value-type="string">
            <text:p>hours</text:p>
          </table:table-cell>
          <table:table-cell table:style-name="ce7"/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2" calcext:value-type="float">
            <text:p>1.59732</text:p>
          </table:table-cell>
          <table:table-cell office:value-type="float" office:value="3.77428" calcext:value-type="float">
            <text:p>3.77428</text:p>
          </table:table-cell>
          <table:table-cell office:value-type="float" office:value="1.06441" calcext:value-type="float">
            <text:p>1.0644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602" calcext:value-type="float">
            <text:p>6.43602</text:p>
          </table:table-cell>
          <table:table-cell table:number-columns-repeated="2" office:value-type="float" office:value="-18.0261" calcext:value-type="float">
            <text:p>-18.0261</text:p>
          </table:table-cell>
          <table:table-cell office:value-type="float" office:value="0.621744" calcext:value-type="float">
            <text:p>0.621744</text:p>
          </table:table-cell>
          <table:table-cell office:value-type="float" office:value="0.0465931" calcext:value-type="float">
            <text:p>4.66E-02</text:p>
          </table:table-cell>
          <table:table-cell table:number-columns-repeated="1007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45" calcext:value-type="float">
            <text:p>1.59745</text:p>
          </table:table-cell>
          <table:table-cell office:value-type="float" office:value="3.7734" calcext:value-type="float">
            <text:p>3.7734</text:p>
          </table:table-cell>
          <table:table-cell office:value-type="float" office:value="1.0631" calcext:value-type="float">
            <text:p>1.063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95" calcext:value-type="float">
            <text:p>6.43395</text:p>
          </table:table-cell>
          <table:table-cell table:number-columns-repeated="2" office:value-type="float" office:value="-18.0282" calcext:value-type="float">
            <text:p>-18.0282</text:p>
          </table:table-cell>
          <table:table-cell office:value-type="float" office:value="0.619658" calcext:value-type="float">
            <text:p>0.619658</text:p>
          </table:table-cell>
          <table:table-cell office:value-type="float" office:value="0.0670919" calcext:value-type="float">
            <text:p>6.71E-02</text:p>
          </table:table-cell>
          <table:table-cell table:number-columns-repeated="100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58" calcext:value-type="float">
            <text:p>1.59758</text:p>
          </table:table-cell>
          <table:table-cell office:value-type="float" office:value="3.77485" calcext:value-type="float">
            <text:p>3.77485</text:p>
          </table:table-cell>
          <table:table-cell office:value-type="float" office:value="1.06381" calcext:value-type="float">
            <text:p>1.0638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624" calcext:value-type="float">
            <text:p>6.43624</text:p>
          </table:table-cell>
          <table:table-cell table:number-columns-repeated="2" office:value-type="float" office:value="-18.0259" calcext:value-type="float">
            <text:p>-18.0259</text:p>
          </table:table-cell>
          <table:table-cell office:value-type="float" office:value="0.621953" calcext:value-type="float">
            <text:p>0.621953</text:p>
          </table:table-cell>
          <table:table-cell office:value-type="float" office:value="0.0917444" calcext:value-type="float">
            <text:p>9.17E-02</text:p>
          </table:table-cell>
          <table:table-cell table:number-columns-repeated="100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7" calcext:value-type="float">
            <text:p>1.59737</text:p>
          </table:table-cell>
          <table:table-cell office:value-type="float" office:value="3.77394" calcext:value-type="float">
            <text:p>3.77394</text:p>
          </table:table-cell>
          <table:table-cell office:value-type="float" office:value="1.06353" calcext:value-type="float">
            <text:p>1.0635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84" calcext:value-type="float">
            <text:p>6.43484</text:p>
          </table:table-cell>
          <table:table-cell table:number-columns-repeated="2" office:value-type="float" office:value="-18.0273" calcext:value-type="float">
            <text:p>-18.0273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158179" calcext:value-type="float">
            <text:p>1.58E-01</text:p>
          </table:table-cell>
          <table:table-cell table:number-columns-repeated="100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28" calcext:value-type="float">
            <text:p>1.59728</text:p>
          </table:table-cell>
          <table:table-cell office:value-type="float" office:value="3.77309" calcext:value-type="float">
            <text:p>3.77309</text:p>
          </table:table-cell>
          <table:table-cell office:value-type="float" office:value="1.06282" calcext:value-type="float">
            <text:p>1.0628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18" calcext:value-type="float">
            <text:p>6.43318</text:p>
          </table:table-cell>
          <table:table-cell table:number-columns-repeated="2" office:value-type="float" office:value="-18.0289" calcext:value-type="float">
            <text:p>-18.0289</text:p>
          </table:table-cell>
          <table:table-cell office:value-type="float" office:value="0.618893" calcext:value-type="float">
            <text:p>0.618893</text:p>
          </table:table-cell>
          <table:table-cell office:value-type="float" office:value="0.250961" calcext:value-type="float">
            <text:p>2.51E-01</text:p>
          </table:table-cell>
          <table:table-cell table:number-columns-repeated="100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48" calcext:value-type="float">
            <text:p>1.59748</text:p>
          </table:table-cell>
          <table:table-cell office:value-type="float" office:value="3.77362" calcext:value-type="float">
            <text:p>3.77362</text:p>
          </table:table-cell>
          <table:table-cell office:value-type="float" office:value="1.06318" calcext:value-type="float">
            <text:p>1.0631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28" calcext:value-type="float">
            <text:p>6.43428</text:p>
          </table:table-cell>
          <table:table-cell table:number-columns-repeated="2" office:value-type="float" office:value="-18.0278" calcext:value-type="float">
            <text:p>-18.0278</text:p>
          </table:table-cell>
          <table:table-cell office:value-type="float" office:value="0.619987" calcext:value-type="float">
            <text:p>0.619987</text:p>
          </table:table-cell>
          <table:table-cell office:value-type="float" office:value="0.383677" calcext:value-type="float">
            <text:p>3.84E-01</text:p>
          </table:table-cell>
          <table:table-cell table:number-columns-repeated="100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" calcext:value-type="float">
            <text:p>1.5973</text:p>
          </table:table-cell>
          <table:table-cell office:value-type="float" office:value="3.77311" calcext:value-type="float">
            <text:p>3.77311</text:p>
          </table:table-cell>
          <table:table-cell office:value-type="float" office:value="1.06276" calcext:value-type="float">
            <text:p>1.0627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17" calcext:value-type="float">
            <text:p>6.43317</text:p>
          </table:table-cell>
          <table:table-cell table:number-columns-repeated="2" office:value-type="float" office:value="-18.029" calcext:value-type="float">
            <text:p>-18.029</text:p>
          </table:table-cell>
          <table:table-cell office:value-type="float" office:value="0.618878" calcext:value-type="float">
            <text:p>0.618878</text:p>
          </table:table-cell>
          <table:table-cell office:value-type="float" office:value="0.752289" calcext:value-type="float">
            <text:p>7.52E-01</text:p>
          </table:table-cell>
          <table:table-cell table:number-columns-repeated="100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8" calcext:value-type="float">
            <text:p>1.59738</text:p>
          </table:table-cell>
          <table:table-cell office:value-type="float" office:value="3.77338" calcext:value-type="float">
            <text:p>3.77338</text:p>
          </table:table-cell>
          <table:table-cell office:value-type="float" office:value="1.06305" calcext:value-type="float">
            <text:p>1.0630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81" calcext:value-type="float">
            <text:p>6.43381</text:p>
          </table:table-cell>
          <table:table-cell table:number-columns-repeated="2" office:value-type="float" office:value="-18.0283" calcext:value-type="float">
            <text:p>-18.0283</text:p>
          </table:table-cell>
          <table:table-cell office:value-type="float" office:value="0.619514" calcext:value-type="float">
            <text:p>0.619514</text:p>
          </table:table-cell>
          <table:table-cell office:value-type="float" office:value="1.8129" calcext:value-type="float">
            <text:p>1.81E+00</text:p>
          </table:table-cell>
          <table:table-cell table:number-columns-repeated="1007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8" calcext:value-type="float">
            <text:p>1.59738</text:p>
          </table:table-cell>
          <table:table-cell office:value-type="float" office:value="3.77313" calcext:value-type="float">
            <text:p>3.77313</text:p>
          </table:table-cell>
          <table:table-cell office:value-type="float" office:value="1.06299" calcext:value-type="float">
            <text:p>1.0629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5" calcext:value-type="float">
            <text:p>6.4335</text:p>
          </table:table-cell>
          <table:table-cell table:number-columns-repeated="2" office:value-type="float" office:value="-18.0286" calcext:value-type="float">
            <text:p>-18.0286</text:p>
          </table:table-cell>
          <table:table-cell office:value-type="float" office:value="0.61921" calcext:value-type="float">
            <text:p>0.61921</text:p>
          </table:table-cell>
          <table:table-cell office:value-type="float" office:value="5.87247" calcext:value-type="float">
            <text:p>5.87E+00</text:p>
          </table:table-cell>
          <table:table-cell table:number-columns-repeated="100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7"/>
          <table:table-cell table:style-name="ce6"/>
          <table:table-cell table:number-columns-repeated="1006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12" office:value-type="string" calcext:value-type="string">
            <text:p>hours</text:p>
          </table:table-cell>
          <table:table-cell table:style-name="ce6"/>
          <table:table-cell/>
          <table:table-cell table:style-name="ce7" table:number-columns-repeated="1002"/>
          <table:table-cell table:style-name="ce3"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29" calcext:value-type="float">
            <text:p>1.59829</text:p>
          </table:table-cell>
          <table:table-cell office:value-type="float" office:value="3.77713" calcext:value-type="float">
            <text:p>3.77713</text:p>
          </table:table-cell>
          <table:table-cell office:value-type="float" office:value="1.06596" calcext:value-type="float">
            <text:p>1.0659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139" calcext:value-type="float">
            <text:p>6.44139</text:p>
          </table:table-cell>
          <table:table-cell table:number-columns-repeated="2" office:value-type="float" office:value="-18.0207" calcext:value-type="float">
            <text:p>-18.0207</text:p>
          </table:table-cell>
          <table:table-cell office:value-type="float" office:value="0.627109" calcext:value-type="float">
            <text:p>0.627109</text:p>
          </table:table-cell>
          <table:table-cell office:value-type="float" office:value="0.004731" calcext:value-type="float">
            <text:p>4.73E-03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8" calcext:value-type="float">
            <text:p>1.5978</text:p>
          </table:table-cell>
          <table:table-cell office:value-type="float" office:value="3.77346" calcext:value-type="float">
            <text:p>3.77346</text:p>
          </table:table-cell>
          <table:table-cell office:value-type="float" office:value="1.06175" calcext:value-type="float">
            <text:p>1.0617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" calcext:value-type="float">
            <text:p>6.433</text:p>
          </table:table-cell>
          <table:table-cell table:number-columns-repeated="2" office:value-type="float" office:value="-18.0291" calcext:value-type="float">
            <text:p>-18.0291</text:p>
          </table:table-cell>
          <table:table-cell office:value-type="float" office:value="0.618713" calcext:value-type="float">
            <text:p>0.618713</text:p>
          </table:table-cell>
          <table:table-cell office:value-type="float" office:value="0.00676042" calcext:value-type="float">
            <text:p>6.76E-03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5" calcext:value-type="float">
            <text:p>1.59735</text:p>
          </table:table-cell>
          <table:table-cell office:value-type="float" office:value="3.77237" calcext:value-type="float">
            <text:p>3.77237</text:p>
          </table:table-cell>
          <table:table-cell office:value-type="float" office:value="1.06266" calcext:value-type="float">
            <text:p>1.0626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239" calcext:value-type="float">
            <text:p>6.43239</text:p>
          </table:table-cell>
          <table:table-cell table:number-columns-repeated="2" office:value-type="float" office:value="-18.0297" calcext:value-type="float">
            <text:p>-18.0297</text:p>
          </table:table-cell>
          <table:table-cell office:value-type="float" office:value="0.618095" calcext:value-type="float">
            <text:p>0.618095</text:p>
          </table:table-cell>
          <table:table-cell office:value-type="float" office:value="0.00918544" calcext:value-type="float">
            <text:p>9.19E-03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667" calcext:value-type="float">
            <text:p>1.59667</text:p>
          </table:table-cell>
          <table:table-cell office:value-type="float" office:value="3.77226" calcext:value-type="float">
            <text:p>3.77226</text:p>
          </table:table-cell>
          <table:table-cell office:value-type="float" office:value="1.06352" calcext:value-type="float">
            <text:p>1.0635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245" calcext:value-type="float">
            <text:p>6.43245</text:p>
          </table:table-cell>
          <table:table-cell table:number-columns-repeated="2" office:value-type="float" office:value="-18.0297" calcext:value-type="float">
            <text:p>-18.0297</text:p>
          </table:table-cell>
          <table:table-cell office:value-type="float" office:value="0.618159" calcext:value-type="float">
            <text:p>0.618159</text:p>
          </table:table-cell>
          <table:table-cell office:value-type="float" office:value="0.0158824" calcext:value-type="float">
            <text:p>1.59E-02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17" calcext:value-type="float">
            <text:p>1.59717</text:p>
          </table:table-cell>
          <table:table-cell office:value-type="float" office:value="3.7728" calcext:value-type="float">
            <text:p>3.7728</text:p>
          </table:table-cell>
          <table:table-cell office:value-type="float" office:value="1.06332" calcext:value-type="float">
            <text:p>1.0633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29" calcext:value-type="float">
            <text:p>6.43329</text:p>
          </table:table-cell>
          <table:table-cell table:number-columns-repeated="2" office:value-type="float" office:value="-18.0288" calcext:value-type="float">
            <text:p>-18.0288</text:p>
          </table:table-cell>
          <table:table-cell office:value-type="float" office:value="0.619003" calcext:value-type="float">
            <text:p>0.619003</text:p>
          </table:table-cell>
          <table:table-cell office:value-type="float" office:value="0.0250828" calcext:value-type="float">
            <text:p>2.51E-02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76" calcext:value-type="float">
            <text:p>1.59776</text:p>
          </table:table-cell>
          <table:table-cell office:value-type="float" office:value="3.77344" calcext:value-type="float">
            <text:p>3.77344</text:p>
          </table:table-cell>
          <table:table-cell office:value-type="float" office:value="1.06284" calcext:value-type="float">
            <text:p>1.0628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04" calcext:value-type="float">
            <text:p>6.43404</text:p>
          </table:table-cell>
          <table:table-cell table:number-columns-repeated="2" office:value-type="float" office:value="-18.0281" calcext:value-type="float">
            <text:p>-18.0281</text:p>
          </table:table-cell>
          <table:table-cell office:value-type="float" office:value="0.619745" calcext:value-type="float">
            <text:p>0.619745</text:p>
          </table:table-cell>
          <table:table-cell office:value-type="float" office:value="0.0379543" calcext:value-type="float">
            <text:p>3.80E-02</text:p>
          </table:table-cell>
          <table:table-cell table:style-name="ce6"/>
          <table:table-cell table:number-columns-repeated="100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3" calcext:value-type="float">
            <text:p>1.59733</text:p>
          </table:table-cell>
          <table:table-cell office:value-type="float" office:value="3.77319" calcext:value-type="float">
            <text:p>3.77319</text:p>
          </table:table-cell>
          <table:table-cell office:value-type="float" office:value="1.06333" calcext:value-type="float">
            <text:p>1.0633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85" calcext:value-type="float">
            <text:p>6.43385</text:p>
          </table:table-cell>
          <table:table-cell office:value-type="float" office:value="-18.0283" calcext:value-type="float">
            <text:p>-18.0283</text:p>
          </table:table-cell>
          <table:table-cell office:value-type="float" office:value="-18.0196" calcext:value-type="float">
            <text:p>-18.0196</text:p>
          </table:table-cell>
          <table:table-cell office:value-type="float" office:value="0.619562" calcext:value-type="float">
            <text:p>0.619562</text:p>
          </table:table-cell>
          <table:table-cell office:value-type="float" office:value="0.324927" calcext:value-type="float">
            <text:p>3.25E-01</text:p>
          </table:table-cell>
          <table:table-cell table:number-columns-repeated="100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28" calcext:value-type="float">
            <text:p>1.59728</text:p>
          </table:table-cell>
          <table:table-cell office:value-type="float" office:value="3.77333" calcext:value-type="float">
            <text:p>3.77333</text:p>
          </table:table-cell>
          <table:table-cell office:value-type="float" office:value="1.06361" calcext:value-type="float">
            <text:p>1.0636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21" calcext:value-type="float">
            <text:p>6.43421</text:p>
          </table:table-cell>
          <table:table-cell table:number-columns-repeated="2" office:value-type="float" office:value="-18.0279" calcext:value-type="float">
            <text:p>-18.0279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180914" calcext:value-type="float">
            <text:p>1.81E-01</text:p>
          </table:table-cell>
          <table:table-cell table:number-columns-repeated="1007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35" calcext:value-type="float">
            <text:p>1.59735</text:p>
          </table:table-cell>
          <table:table-cell office:value-type="float" office:value="3.77313" calcext:value-type="float">
            <text:p>3.77313</text:p>
          </table:table-cell>
          <table:table-cell office:value-type="float" office:value="1.06317" calcext:value-type="float">
            <text:p>1.0631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365" calcext:value-type="float">
            <text:p>6.43365</text:p>
          </table:table-cell>
          <table:table-cell table:number-columns-repeated="2" office:value-type="float" office:value="-18.0285" calcext:value-type="float">
            <text:p>-18.0285</text:p>
          </table:table-cell>
          <table:table-cell office:value-type="float" office:value="0.619356" calcext:value-type="float">
            <text:p>0.619356</text:p>
          </table:table-cell>
          <table:table-cell office:value-type="float" office:value="0.585675" calcext:value-type="float">
            <text:p>5.86E-01</text:p>
          </table:table-cell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3.77348" calcext:value-type="float">
            <text:p>3.77348</text:p>
          </table:table-cell>
          <table:table-cell office:value-type="float" office:value="1.06336" calcext:value-type="float">
            <text:p>1.0633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28" calcext:value-type="float">
            <text:p>6.43428</text:p>
          </table:table-cell>
          <table:table-cell table:number-columns-repeated="2" office:value-type="float" office:value="-18.0278" calcext:value-type="float">
            <text:p>-18.0278</text:p>
          </table:table-cell>
          <table:table-cell office:value-type="float" office:value="0.619994" calcext:value-type="float">
            <text:p>0.619994</text:p>
          </table:table-cell>
          <table:table-cell office:value-type="float" office:value="4.67696" calcext:value-type="float">
            <text:p>4.68E+00</text:p>
          </table:table-cell>
          <table:table-cell table:style-name="ce16" table:number-columns-repeated="2"/>
          <table:table-cell table:number-columns-repeated="1005"/>
        </table:table-row>
        <table:table-row table:style-name="ro1" table:number-rows-repeated="3">
          <table:table-cell table:number-columns-repeated="17"/>
          <table:table-cell table:style-name="ce16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12" office:value-type="string" calcext:value-type="string">
            <text:p>hours</text:p>
          </table:table-cell>
          <table:table-cell table:style-name="ce16" table:number-columns-repeated="2"/>
          <table:table-cell table:number-columns-repeated="100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543" calcext:value-type="float">
            <text:p>1.59543</text:p>
          </table:table-cell>
          <table:table-cell office:value-type="float" office:value="3.76005" calcext:value-type="float">
            <text:p>3.76005</text:p>
          </table:table-cell>
          <table:table-cell office:value-type="float" office:value="1.05468" calcext:value-type="float">
            <text:p>1.0546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1016" calcext:value-type="float">
            <text:p>6.41016</text:p>
          </table:table-cell>
          <table:table-cell table:number-columns-repeated="2" office:value-type="float" office:value="-18.052" calcext:value-type="float">
            <text:p>-18.052</text:p>
          </table:table-cell>
          <table:table-cell table:style-name="ce1" office:value-type="float" office:value="0.595882" calcext:value-type="float">
            <text:p>0.595882</text:p>
          </table:table-cell>
          <table:table-cell office:value-type="float" office:value="0.000464308" calcext:value-type="float">
            <text:p>4.64E-04</text:p>
          </table:table-cell>
          <table:table-cell table:style-name="ce16"/>
          <table:table-cell table:style-name="ce7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68" calcext:value-type="float">
            <text:p>1.59768</text:p>
          </table:table-cell>
          <table:table-cell office:value-type="float" office:value="3.77774" calcext:value-type="float">
            <text:p>3.77774</text:p>
          </table:table-cell>
          <table:table-cell office:value-type="float" office:value="1.07057" calcext:value-type="float">
            <text:p>1.0705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599" calcext:value-type="float">
            <text:p>6.44599</text:p>
          </table:table-cell>
          <table:table-cell table:number-columns-repeated="2" office:value-type="float" office:value="-18.0161" calcext:value-type="float">
            <text:p>-18.0161</text:p>
          </table:table-cell>
          <table:table-cell table:style-name="ce1" office:value-type="float" office:value="0.631703" calcext:value-type="float">
            <text:p>0.631703</text:p>
          </table:table-cell>
          <table:table-cell office:value-type="float" office:value="0.00067106" calcext:value-type="float">
            <text:p>6.71E-04</text:p>
          </table:table-cell>
          <table:table-cell table:style-name="ce16"/>
          <table:table-cell table:style-name="ce7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55" calcext:value-type="float">
            <text:p>1.59855</text:p>
          </table:table-cell>
          <table:table-cell office:value-type="float" office:value="3.77531" calcext:value-type="float">
            <text:p>3.77531</text:p>
          </table:table-cell>
          <table:table-cell office:value-type="float" office:value="1.06806" calcext:value-type="float">
            <text:p>1.0680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192" calcext:value-type="float">
            <text:p>6.44192</text:p>
          </table:table-cell>
          <table:table-cell table:number-columns-repeated="2" office:value-type="float" office:value="-18.0202" calcext:value-type="float">
            <text:p>-18.0202</text:p>
          </table:table-cell>
          <table:table-cell table:style-name="ce1" office:value-type="float" office:value="0.627632" calcext:value-type="float">
            <text:p>0.627632</text:p>
          </table:table-cell>
          <table:table-cell office:value-type="float" office:value="0.00091737" calcext:value-type="float">
            <text:p>9.17E-04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648" calcext:value-type="float">
            <text:p>1.59648</text:p>
          </table:table-cell>
          <table:table-cell table:style-name="ce4" office:value-type="float" office:value="3.76746" calcext:value-type="float">
            <text:p>3.76746</text:p>
          </table:table-cell>
          <table:table-cell table:style-name="ce4" office:value-type="float" office:value="1.06644" calcext:value-type="float">
            <text:p>1.06644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3038" calcext:value-type="float">
            <text:p>6.43038</text:p>
          </table:table-cell>
          <table:table-cell table:number-columns-repeated="2" table:style-name="ce4" office:value-type="float" office:value="-18.0317" calcext:value-type="float">
            <text:p>-18.0317</text:p>
          </table:table-cell>
          <table:table-cell office:value-type="float" office:value="0.61609" calcext:value-type="float">
            <text:p>0.61609</text:p>
          </table:table-cell>
          <table:table-cell table:style-name="ce13" office:value-type="float" office:value="0.00158511" calcext:value-type="float">
            <text:p>1.59E-03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638" calcext:value-type="float">
            <text:p>1.59638</text:p>
          </table:table-cell>
          <table:table-cell table:style-name="ce4" office:value-type="float" office:value="3.76426" calcext:value-type="float">
            <text:p>3.76426</text:p>
          </table:table-cell>
          <table:table-cell table:style-name="ce4" office:value-type="float" office:value="1.06105" calcext:value-type="float">
            <text:p>1.06105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2169" calcext:value-type="float">
            <text:p>6.42169</text:p>
          </table:table-cell>
          <table:table-cell table:number-columns-repeated="2" table:style-name="ce4" office:value-type="float" office:value="-18.0404" calcext:value-type="float">
            <text:p>-18.0404</text:p>
          </table:table-cell>
          <table:table-cell office:value-type="float" office:value="0.607398" calcext:value-type="float">
            <text:p>0.607398</text:p>
          </table:table-cell>
          <table:table-cell table:style-name="ce13" office:value-type="float" office:value="0.00251497" calcext:value-type="float">
            <text:p>2.51E-03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825" calcext:value-type="float">
            <text:p>1.59825</text:p>
          </table:table-cell>
          <table:table-cell table:style-name="ce4" office:value-type="float" office:value="3.77672" calcext:value-type="float">
            <text:p>3.77672</text:p>
          </table:table-cell>
          <table:table-cell table:style-name="ce4" office:value-type="float" office:value="1.06691" calcext:value-type="float">
            <text:p>1.06691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4188" calcext:value-type="float">
            <text:p>6.44188</text:p>
          </table:table-cell>
          <table:table-cell table:number-columns-repeated="2" table:style-name="ce4" office:value-type="float" office:value="-18.0202" calcext:value-type="float">
            <text:p>-18.0202</text:p>
          </table:table-cell>
          <table:table-cell office:value-type="float" office:value="0.627588" calcext:value-type="float">
            <text:p>0.627588</text:p>
          </table:table-cell>
          <table:table-cell table:style-name="ce13" office:value-type="float" office:value="0.00375302" calcext:value-type="float">
            <text:p>3.75E-03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719" calcext:value-type="float">
            <text:p>1.59719</text:p>
          </table:table-cell>
          <table:table-cell table:style-name="ce4" office:value-type="float" office:value="3.76915" calcext:value-type="float">
            <text:p>3.76915</text:p>
          </table:table-cell>
          <table:table-cell table:style-name="ce4" office:value-type="float" office:value="1.06454" calcext:value-type="float">
            <text:p>1.06454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3088" calcext:value-type="float">
            <text:p>6.43088</text:p>
          </table:table-cell>
          <table:table-cell table:number-columns-repeated="2" table:style-name="ce4" office:value-type="float" office:value="-18.0312" calcext:value-type="float">
            <text:p>-18.0312</text:p>
          </table:table-cell>
          <table:table-cell office:value-type="float" office:value="0.616589" calcext:value-type="float">
            <text:p>0.616589</text:p>
          </table:table-cell>
          <table:table-cell table:style-name="ce13" office:value-type="float" office:value="0.0073849" calcext:value-type="float">
            <text:p>7.38E-03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832" calcext:value-type="float">
            <text:p>1.59832</text:p>
          </table:table-cell>
          <table:table-cell table:style-name="ce4" office:value-type="float" office:value="3.77535" calcext:value-type="float">
            <text:p>3.77535</text:p>
          </table:table-cell>
          <table:table-cell table:style-name="ce4" office:value-type="float" office:value="1.06597" calcext:value-type="float">
            <text:p>1.06597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3963" calcext:value-type="float">
            <text:p>6.43963</text:p>
          </table:table-cell>
          <table:table-cell table:number-columns-repeated="2" table:style-name="ce4" office:value-type="float" office:value="-18.0225" calcext:value-type="float">
            <text:p>-18.0225</text:p>
          </table:table-cell>
          <table:table-cell office:value-type="float" office:value="0.62534" calcext:value-type="float">
            <text:p>0.62534</text:p>
          </table:table-cell>
          <table:table-cell table:style-name="ce13" office:value-type="float" office:value="0.0181797" calcext:value-type="float">
            <text:p>1.82E-02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779" calcext:value-type="float">
            <text:p>1.59779</text:p>
          </table:table-cell>
          <table:table-cell table:style-name="ce4" office:value-type="float" office:value="3.77542" calcext:value-type="float">
            <text:p>3.77542</text:p>
          </table:table-cell>
          <table:table-cell table:style-name="ce4" office:value-type="float" office:value="1.06716" calcext:value-type="float">
            <text:p>1.06716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4037" calcext:value-type="float">
            <text:p>6.44037</text:p>
          </table:table-cell>
          <table:table-cell table:number-columns-repeated="2" table:style-name="ce4" office:value-type="float" office:value="-18.0218" calcext:value-type="float">
            <text:p>-18.0218</text:p>
          </table:table-cell>
          <table:table-cell office:value-type="float" office:value="0.626083" calcext:value-type="float">
            <text:p>0.626083</text:p>
          </table:table-cell>
          <table:table-cell table:style-name="ce13" office:value-type="float" office:value="0.0585985" calcext:value-type="float">
            <text:p>5.86E-02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786" calcext:value-type="float">
            <text:p>1.59786</text:p>
          </table:table-cell>
          <table:table-cell table:style-name="ce4" office:value-type="float" office:value="3.77507" calcext:value-type="float">
            <text:p>3.77507</text:p>
          </table:table-cell>
          <table:table-cell table:style-name="ce4" office:value-type="float" office:value="1.06644" calcext:value-type="float">
            <text:p>1.06644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3937" calcext:value-type="float">
            <text:p>6.43937</text:p>
          </table:table-cell>
          <table:table-cell table:number-columns-repeated="2" table:style-name="ce4" office:value-type="float" office:value="-18.0228" calcext:value-type="float">
            <text:p>-18.0228</text:p>
          </table:table-cell>
          <table:table-cell office:value-type="float" office:value="0.625078" calcext:value-type="float">
            <text:p>0.625078</text:p>
          </table:table-cell>
          <table:table-cell table:style-name="ce13" office:value-type="float" office:value="0.469977" calcext:value-type="float">
            <text:p>4.70E-01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73" calcext:value-type="float">
            <text:p>1.59773</text:p>
          </table:table-cell>
          <table:table-cell office:value-type="float" office:value="3.77442" calcext:value-type="float">
            <text:p>3.77442</text:p>
          </table:table-cell>
          <table:table-cell office:value-type="float" office:value="1.06588" calcext:value-type="float">
            <text:p>1.0658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803" calcext:value-type="float">
            <text:p>6.43803</text:p>
          </table:table-cell>
          <table:table-cell table:number-columns-repeated="2" office:value-type="float" office:value="-18.0241" calcext:value-type="float">
            <text:p>-18.0241</text:p>
          </table:table-cell>
          <table:table-cell table:style-name="ce1" office:value-type="float" office:value="0.62374" calcext:value-type="float">
            <text:p>0.62374</text:p>
          </table:table-cell>
          <table:table-cell office:value-type="float" office:value="0.647108" calcext:value-type="float">
            <text:p>6.47E-01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71" calcext:value-type="float">
            <text:p>1.59771</text:p>
          </table:table-cell>
          <table:table-cell office:value-type="float" office:value="3.77421" calcext:value-type="float">
            <text:p>3.77421</text:p>
          </table:table-cell>
          <table:table-cell office:value-type="float" office:value="1.06592" calcext:value-type="float">
            <text:p>1.0659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784" calcext:value-type="float">
            <text:p>6.43784</text:p>
          </table:table-cell>
          <table:table-cell table:number-columns-repeated="2" office:value-type="float" office:value="-18.0243" calcext:value-type="float">
            <text:p>-18.0243</text:p>
          </table:table-cell>
          <table:table-cell table:style-name="ce1" office:value-type="float" office:value="0.623551" calcext:value-type="float">
            <text:p>0.623551</text:p>
          </table:table-cell>
          <table:table-cell office:value-type="float" office:value="0.924788" calcext:value-type="float">
            <text:p>9.25E-01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777" calcext:value-type="float">
            <text:p>1.59777</text:p>
          </table:table-cell>
          <table:table-cell table:style-name="ce4" office:value-type="float" office:value="3.77479" calcext:value-type="float">
            <text:p>3.77479</text:p>
          </table:table-cell>
          <table:table-cell table:style-name="ce4" office:value-type="float" office:value="1.06624" calcext:value-type="float">
            <text:p>1.06624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388" calcext:value-type="float">
            <text:p>6.4388</text:p>
          </table:table-cell>
          <table:table-cell table:number-columns-repeated="2" table:style-name="ce4" office:value-type="float" office:value="-18.0233" calcext:value-type="float">
            <text:p>-18.0233</text:p>
          </table:table-cell>
          <table:table-cell office:value-type="float" office:value="0.624511" calcext:value-type="float">
            <text:p>0.624511</text:p>
          </table:table-cell>
          <table:table-cell table:style-name="ce13" office:value-type="float" office:value="1.3933" calcext:value-type="float">
            <text:p>1.39E+00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string" calcext:value-type="string">
            <text:p>8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776" calcext:value-type="float">
            <text:p>1.59776</text:p>
          </table:table-cell>
          <table:table-cell table:style-name="ce4" office:value-type="float" office:value="3.77461" calcext:value-type="float">
            <text:p>3.77461</text:p>
          </table:table-cell>
          <table:table-cell table:style-name="ce4" office:value-type="float" office:value="1.06617" calcext:value-type="float">
            <text:p>1.06617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3854" calcext:value-type="float">
            <text:p>6.43854</text:p>
          </table:table-cell>
          <table:table-cell table:number-columns-repeated="2" table:style-name="ce4" office:value-type="float" office:value="-18.0236" calcext:value-type="float">
            <text:p>-18.0236</text:p>
          </table:table-cell>
          <table:table-cell office:value-type="float" office:value="0.624251" calcext:value-type="float">
            <text:p>0.624251</text:p>
          </table:table-cell>
          <table:table-cell table:style-name="ce13" office:value-type="float" office:value="2.16927" calcext:value-type="float">
            <text:p>2.17E+00</text:p>
          </table:table-cell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table:style-name="ce4" table:number-columns-repeated="2"/>
          <table:table-cell table:number-columns-repeated="6"/>
          <table:table-cell table:style-name="ce4" table:number-columns-repeated="7"/>
          <table:table-cell/>
          <table:table-cell table:style-name="ce13"/>
          <table:table-cell table:number-columns-repeated="2"/>
          <table:table-cell table:style-name="ce6" table:number-columns-repeated="13"/>
          <table:table-cell table:number-columns-repeated="992"/>
        </table:table-row>
        <table:table-row table:style-name="ro1">
          <table:table-cell table:number-columns-repeated="2"/>
          <table:table-cell table:style-name="ce6" table:number-columns-repeated="6"/>
          <table:table-cell table:style-name="ce4" table:number-columns-repeated="7"/>
          <table:table-cell/>
          <table:table-cell table:style-name="ce13"/>
          <table:table-cell/>
          <table:table-cell table:style-name="ce6" table:number-columns-repeated="14"/>
          <table:table-cell table:number-columns-repeated="992"/>
        </table:table-row>
        <table:table-row table:style-name="ro1">
          <table:table-cell/>
          <table:table-cell table:style-name="Default" table:number-columns-repeated="7"/>
          <table:table-cell table:number-columns-repeated="7"/>
          <table:table-cell table:style-name="ce1"/>
          <table:table-cell table:number-columns-repeated="2"/>
          <table:table-cell table:style-name="ce6"/>
          <table:table-cell table:number-columns-repeated="1005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12" office:value-type="string" calcext:value-type="string">
            <text:p>hours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60224" calcext:value-type="float">
            <text:p>1.60224</text:p>
          </table:table-cell>
          <table:table-cell office:value-type="float" office:value="3.75155" calcext:value-type="float">
            <text:p>3.75155</text:p>
          </table:table-cell>
          <table:table-cell office:value-type="float" office:value="1.05839" calcext:value-type="float">
            <text:p>1.0583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1218" calcext:value-type="float">
            <text:p>6.41218</text:p>
          </table:table-cell>
          <table:table-cell table:number-columns-repeated="2" office:value-type="float" office:value="-18.0499" calcext:value-type="float">
            <text:p>-18.0499</text:p>
          </table:table-cell>
          <table:table-cell table:style-name="ce1" office:value-type="float" office:value="0.597907" calcext:value-type="float">
            <text:p>0.597907</text:p>
          </table:table-cell>
          <table:table-cell office:value-type="float" office:value="0.000233298" calcext:value-type="float">
            <text:p>2.33E-04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637" calcext:value-type="float">
            <text:p>1.59637</text:p>
          </table:table-cell>
          <table:table-cell office:value-type="float" office:value="3.76618" calcext:value-type="float">
            <text:p>3.76618</text:p>
          </table:table-cell>
          <table:table-cell office:value-type="float" office:value="1.07388" calcext:value-type="float">
            <text:p>1.0738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644" calcext:value-type="float">
            <text:p>6.43644</text:p>
          </table:table-cell>
          <table:table-cell table:number-columns-repeated="2" office:value-type="float" office:value="-18.0257" calcext:value-type="float">
            <text:p>-18.0257</text:p>
          </table:table-cell>
          <table:table-cell table:style-name="ce1" office:value-type="float" office:value="0.622145" calcext:value-type="float">
            <text:p>0.622145</text:p>
          </table:table-cell>
          <table:table-cell office:value-type="float" office:value="0.000338325" calcext:value-type="float">
            <text:p>3.38E-04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639" calcext:value-type="float">
            <text:p>1.59639</text:p>
          </table:table-cell>
          <table:table-cell office:value-type="float" office:value="3.7638" calcext:value-type="float">
            <text:p>3.7638</text:p>
          </table:table-cell>
          <table:table-cell table:style-name="ce4" office:value-type="float" office:value="1.0636" calcext:value-type="float">
            <text:p>1.063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2379" calcext:value-type="float">
            <text:p>6.42379</text:p>
          </table:table-cell>
          <table:table-cell table:number-columns-repeated="2" office:value-type="float" office:value="-18.0383" calcext:value-type="float">
            <text:p>-18.0383</text:p>
          </table:table-cell>
          <table:table-cell table:style-name="ce1" office:value-type="float" office:value="0.609504" calcext:value-type="float">
            <text:p>0.609504</text:p>
          </table:table-cell>
          <table:table-cell office:value-type="float" office:value="0.000463646" calcext:value-type="float">
            <text:p>4.64E-04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647" calcext:value-type="float">
            <text:p>1.59647</text:p>
          </table:table-cell>
          <table:table-cell office:value-type="float" office:value="3.76761" calcext:value-type="float">
            <text:p>3.76761</text:p>
          </table:table-cell>
          <table:table-cell office:value-type="float" office:value="1.06118" calcext:value-type="float">
            <text:p>1.0611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2526" calcext:value-type="float">
            <text:p>6.42526</text:p>
          </table:table-cell>
          <table:table-cell table:number-columns-repeated="2" office:value-type="float" office:value="-18.0369" calcext:value-type="float">
            <text:p>-18.0369</text:p>
          </table:table-cell>
          <table:table-cell table:style-name="ce1" office:value-type="float" office:value="0.61097" calcext:value-type="float">
            <text:p>0.61097</text:p>
          </table:table-cell>
          <table:table-cell office:value-type="float" office:value="0.000806423" calcext:value-type="float">
            <text:p>8.06E-04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669" calcext:value-type="float">
            <text:p>1.59669</text:p>
          </table:table-cell>
          <table:table-cell office:value-type="float" office:value="3.7676" calcext:value-type="float">
            <text:p>3.7676</text:p>
          </table:table-cell>
          <table:table-cell office:value-type="float" office:value="1.06144" calcext:value-type="float">
            <text:p>1.0614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2572" calcext:value-type="float">
            <text:p>6.42572</text:p>
          </table:table-cell>
          <table:table-cell table:number-columns-repeated="2" office:value-type="float" office:value="-18.0364" calcext:value-type="float">
            <text:p>-18.0364</text:p>
          </table:table-cell>
          <table:table-cell office:value-type="float" office:value="0.611434" calcext:value-type="float">
            <text:p>0.611434</text:p>
          </table:table-cell>
          <table:table-cell office:value-type="float" office:value="0.00126184" calcext:value-type="float">
            <text:p>1.26E-03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985" calcext:value-type="float">
            <text:p>1.59985</text:p>
          </table:table-cell>
          <table:table-cell table:style-name="ce4" office:value-type="float" office:value="3.78158" calcext:value-type="float">
            <text:p>3.78158</text:p>
          </table:table-cell>
          <table:table-cell office:value-type="float" office:value="1.07298" calcext:value-type="float">
            <text:p>1.0729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5441" calcext:value-type="float">
            <text:p>6.45441</text:p>
          </table:table-cell>
          <table:table-cell table:number-columns-repeated="2" office:value-type="float" office:value="-18.0077" calcext:value-type="float">
            <text:p>-18.0077</text:p>
          </table:table-cell>
          <table:table-cell office:value-type="float" office:value="0.640116" calcext:value-type="float">
            <text:p>0.640116</text:p>
          </table:table-cell>
          <table:table-cell office:value-type="float" office:value="0.00189027" calcext:value-type="float">
            <text:p>1.89E-03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09" calcext:value-type="float">
            <text:p>1.59809</text:p>
          </table:table-cell>
          <table:table-cell office:value-type="float" office:value="3.77283" calcext:value-type="float">
            <text:p>3.77283</text:p>
          </table:table-cell>
          <table:table-cell office:value-type="float" office:value="1.06504" calcext:value-type="float">
            <text:p>1.0650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596" calcext:value-type="float">
            <text:p>6.43596</text:p>
          </table:table-cell>
          <table:table-cell table:number-columns-repeated="2" office:value-type="float" office:value="-18.0262" calcext:value-type="float">
            <text:p>-18.0262</text:p>
          </table:table-cell>
          <table:table-cell office:value-type="float" office:value="0.621669" calcext:value-type="float">
            <text:p>0.621669</text:p>
          </table:table-cell>
          <table:table-cell office:value-type="float" office:value="0.00369929" calcext:value-type="float">
            <text:p>3.70E-03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64" calcext:value-type="float">
            <text:p>1.59864</text:p>
          </table:table-cell>
          <table:table-cell office:value-type="float" office:value="3.77461" calcext:value-type="float">
            <text:p>3.77461</text:p>
          </table:table-cell>
          <table:table-cell office:value-type="float" office:value="1.06976" calcext:value-type="float">
            <text:p>1.0697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301" calcext:value-type="float">
            <text:p>6.44301</text:p>
          </table:table-cell>
          <table:table-cell table:number-columns-repeated="2" office:value-type="float" office:value="-18.0191" calcext:value-type="float">
            <text:p>-18.0191</text:p>
          </table:table-cell>
          <table:table-cell office:value-type="float" office:value="0.628721" calcext:value-type="float">
            <text:p>0.628721</text:p>
          </table:table-cell>
          <table:table-cell office:value-type="float" office:value="0.00909159" calcext:value-type="float">
            <text:p>9.09E-03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9" calcext:value-type="float">
            <text:p>1.5989</text:p>
          </table:table-cell>
          <table:table-cell office:value-type="float" office:value="3.77891" calcext:value-type="float">
            <text:p>3.77891</text:p>
          </table:table-cell>
          <table:table-cell office:value-type="float" office:value="1.07058" calcext:value-type="float">
            <text:p>1.0705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839" calcext:value-type="float">
            <text:p>6.44839</text:p>
          </table:table-cell>
          <table:table-cell table:number-columns-repeated="2" office:value-type="float" office:value="-18.0137" calcext:value-type="float">
            <text:p>-18.0137</text:p>
          </table:table-cell>
          <table:table-cell office:value-type="float" office:value="0.6341" calcext:value-type="float">
            <text:p>0.6341</text:p>
          </table:table-cell>
          <table:table-cell office:value-type="float" office:value="0.0298414" calcext:value-type="float">
            <text:p>2.98E-02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19" calcext:value-type="float">
            <text:p>1.59819</text:p>
          </table:table-cell>
          <table:table-cell office:value-type="float" office:value="3.77537" calcext:value-type="float">
            <text:p>3.77537</text:p>
          </table:table-cell>
          <table:table-cell office:value-type="float" office:value="1.06889" calcext:value-type="float">
            <text:p>1.0688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245" calcext:value-type="float">
            <text:p>6.44245</text:p>
          </table:table-cell>
          <table:table-cell table:number-columns-repeated="2" office:value-type="float" office:value="-18.0197" calcext:value-type="float">
            <text:p>-18.0197</text:p>
          </table:table-cell>
          <table:table-cell office:value-type="float" office:value="0.628163" calcext:value-type="float">
            <text:p>0.628163</text:p>
          </table:table-cell>
          <table:table-cell office:value-type="float" office:value="0.235745" calcext:value-type="float">
            <text:p>2.36E-01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09" calcext:value-type="float">
            <text:p>1.59809</text:p>
          </table:table-cell>
          <table:table-cell office:value-type="float" office:value="3.77553" calcext:value-type="float">
            <text:p>3.77553</text:p>
          </table:table-cell>
          <table:table-cell office:value-type="float" office:value="1.06893" calcext:value-type="float">
            <text:p>1.0689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255" calcext:value-type="float">
            <text:p>6.44255</text:p>
          </table:table-cell>
          <table:table-cell table:number-columns-repeated="2" office:value-type="float" office:value="-18.0196" calcext:value-type="float">
            <text:p>-18.0196</text:p>
          </table:table-cell>
          <table:table-cell office:value-type="float" office:value="0.628263" calcext:value-type="float">
            <text:p>0.628263</text:p>
          </table:table-cell>
          <table:table-cell office:value-type="float" office:value="0.324927" calcext:value-type="float">
            <text:p>3.25E-01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826" calcext:value-type="float">
            <text:p>1.59826</text:p>
          </table:table-cell>
          <table:table-cell office:value-type="float" office:value="3.77568" calcext:value-type="float">
            <text:p>3.77568</text:p>
          </table:table-cell>
          <table:table-cell office:value-type="float" office:value="1.06908" calcext:value-type="float">
            <text:p>1.0690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4301" calcext:value-type="float">
            <text:p>6.44301</text:p>
          </table:table-cell>
          <table:table-cell table:number-columns-repeated="2" office:value-type="float" office:value="-18.0191" calcext:value-type="float">
            <text:p>-18.0191</text:p>
          </table:table-cell>
          <table:table-cell office:value-type="float" office:value="0.628724" calcext:value-type="float">
            <text:p>0.628724</text:p>
          </table:table-cell>
          <table:table-cell office:value-type="float" office:value="0.460328" calcext:value-type="float">
            <text:p>4.60E-01</text:p>
          </table:table-cell>
          <table:table-cell/>
          <table:table-cell table:style-name="ce6"/>
          <table:table-cell table:number-columns-repeated="1005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table:style-name="ce4" office:value-type="string" calcext:value-type="string">
            <text:p>4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4" office:value-type="float" office:value="1.59818" calcext:value-type="float">
            <text:p>1.59818</text:p>
          </table:table-cell>
          <table:table-cell table:style-name="ce4" office:value-type="float" office:value="3.77562" calcext:value-type="float">
            <text:p>3.77562</text:p>
          </table:table-cell>
          <table:table-cell table:style-name="ce4" office:value-type="float" office:value="1.06918" calcext:value-type="float">
            <text:p>1.06918</text:p>
          </table:table-cell>
          <table:table-cell table:style-name="ce4" office:value-type="float" office:value="-24.4621" calcext:value-type="float">
            <text:p>-24.4621</text:p>
          </table:table-cell>
          <table:table-cell table:style-name="ce4" office:value-type="float" office:value="6.44297" calcext:value-type="float">
            <text:p>6.44297</text:p>
          </table:table-cell>
          <table:table-cell table:number-columns-repeated="2" table:style-name="ce4" office:value-type="float" office:value="-18.0192" calcext:value-type="float">
            <text:p>-18.0192</text:p>
          </table:table-cell>
          <table:table-cell office:value-type="float" office:value="0.628682" calcext:value-type="float">
            <text:p>0.628682</text:p>
          </table:table-cell>
          <table:table-cell table:style-name="ce13" office:value-type="float" office:value="0.681094" calcext:value-type="float">
            <text:p>6.81E-01</text:p>
          </table:table-cell>
          <table:table-cell/>
          <table:table-cell table:style-name="ce6" table:number-columns-repeated="1006"/>
        </table:table-row>
        <table:table-row table:style-name="ro1">
          <table:table-cell table:style-name="ce5" office:value-type="float" office:value="0.006" calcext:value-type="float">
            <text:p>0.006</text:p>
          </table:table-cell>
          <table:table-cell table:style-name="ce5" office:value-type="string" calcext:value-type="string">
            <text:p>4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5" office:value-type="float" office:value="-18.6478" calcext:value-type="float">
            <text:p>-18.6478</text:p>
          </table:table-cell>
          <table:table-cell table:style-name="ce5" table:number-columns-repeated="8"/>
          <table:table-cell table:style-name="ce14"/>
          <table:table-cell table:style-name="ce5"/>
          <table:table-cell table:style-name="ce17" office:value-type="string" calcext:value-type="string">
            <text:p>ERROR: n_3 is greater than 1 (see 1.00038, with difference 0.000379896)! position is 0.0656444 0.734024 0.728056 from just R = 0 0.793701 0.793701 gives 0.999753 = 1 + -0.000246515</text:p>
          </table:table-cell>
          <table:table-cell table:style-name="ce17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7" table:number-columns-repeated="14"/>
          <table:table-cell table:style-name="ce15"/>
          <table:table-cell table:style-name="ce7"/>
          <table:table-cell table:style-name="ce6" table:number-columns-repeated="35"/>
          <table:table-cell table:number-columns-repeated="971"/>
        </table:table-row>
        <table:table-row table:style-name="ro1" table:number-rows-repeated="5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>
          <table:table-cell table:style-name="ce6" table:number-columns-repeated="2"/>
          <table:table-cell table:style-name="ce4"/>
          <table:table-cell table:style-name="ce7" table:number-columns-repeated="2"/>
          <table:table-cell table:style-name="ce4" table:number-columns-repeated="10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 table:number-rows-repeated="2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18"/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6" table:number-columns-repeated="1006"/>
        </table:table-row>
        <table:table-row table:style-name="ro1" table:number-rows-repeated="3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>
          <table:table-cell table:style-name="ce6" table:number-columns-repeated="2"/>
          <table:table-cell table:style-name="ce7"/>
          <table:table-cell table:style-name="ce4" table:number-columns-repeated="2"/>
          <table:table-cell table:style-name="ce7" table:number-columns-repeated="11"/>
          <table:table-cell table:style-name="ce15"/>
          <table:table-cell table:style-name="ce7"/>
          <table:table-cell table:style-name="ce6" table:number-columns-repeated="35"/>
          <table:table-cell table:number-columns-repeated="971"/>
        </table:table-row>
        <table:table-row table:style-name="ro1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18"/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 table:number-rows-repeated="2">
          <table:table-cell table:style-name="ce6" table:number-columns-repeated="2"/>
          <table:table-cell table:style-name="ce4" table:number-columns-repeated="13"/>
          <table:table-cell/>
          <table:table-cell table:style-name="ce13"/>
          <table:table-cell/>
          <table:table-cell table:style-name="ce6" table:number-columns-repeated="1006"/>
        </table:table-row>
        <table:table-row table:style-name="ro1">
          <table:table-cell table:style-name="ce6" table:number-columns-repeated="2"/>
          <table:table-cell table:style-name="ce4"/>
          <table:table-cell table:style-name="ce7" table:number-columns-repeated="2"/>
          <table:table-cell table:style-name="ce4" table:number-columns-repeated="10"/>
          <table:table-cell/>
          <table:table-cell table:style-name="ce13"/>
          <table:table-cell/>
          <table:table-cell table:style-name="ce18"/>
          <table:table-cell table:style-name="ce6" table:number-columns-repeated="1005"/>
        </table:table-row>
        <table:table-row table:style-name="ro1" table:number-rows-repeated="3">
          <table:table-cell table:style-name="ce6" table:number-columns-repeated="2"/>
          <table:table-cell table:style-name="ce4" table:number-columns-repeated="2"/>
          <table:table-cell table:style-name="ce8"/>
          <table:table-cell table:style-name="ce4" table:number-columns-repeated="10"/>
          <table:table-cell/>
          <table:table-cell table:style-name="ce13"/>
          <table:table-cell/>
          <table:table-cell table:style-name="ce6" table:number-columns-repeated="1006"/>
        </table:table-row>
        <table:table-row table:style-name="ro1">
          <table:table-cell table:style-name="ce6" table:number-columns-repeated="2"/>
          <table:table-cell table:style-name="ce4" table:number-columns-repeated="2"/>
          <table:table-cell table:style-name="ce8"/>
          <table:table-cell table:style-name="ce4" table:number-columns-repeated="10"/>
          <table:table-cell/>
          <table:table-cell table:style-name="ce13"/>
          <table:table-cell/>
          <table:table-cell table:style-name="ce19"/>
          <table:table-cell table:style-name="ce6" table:number-columns-repeated="1005"/>
        </table:table-row>
        <table:table-row table:style-name="ro1">
          <table:table-cell table:style-name="ce7"/>
          <table:table-cell table:style-name="ce8"/>
          <table:table-cell table:style-name="ce7"/>
          <table:table-cell table:style-name="ce4"/>
          <table:table-cell table:style-name="ce8"/>
          <table:table-cell table:style-name="ce7" table:number-columns-repeated="3"/>
          <table:table-cell table:style-name="ce4" table:number-columns-repeated="7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10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 table:number-rows-repeated="61">
          <table:table-cell table:style-name="ce4" table:number-columns-repeated="15"/>
          <table:table-cell/>
          <table:table-cell table:style-name="ce13"/>
          <table:table-cell/>
          <table:table-cell table:style-name="ce6" table:number-columns-repeated="35"/>
          <table:table-cell table:number-columns-repeated="971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5:58:28.972484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6-26T06:33:08.651408814</dc:date>
    <meta:editing-duration>P5DT23H33M44S</meta:editing-duration>
    <meta:editing-cycles>287</meta:editing-cycles>
    <meta:generator>LibreOffice/5.2.7.2$Linux_X86_64 LibreOffice_project/20m0$Build-2</meta:generator>
    <meta:document-statistic meta:table-count="1" meta:cell-count="1040" meta:object-count="0"/>
  </office:meta>
</office:document-meta>
</file>